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Normal">
      <style:paragraph-properties fo:text-align="left" fo:text-indent="-0.37cm" fo:margin-top="0.423cm" fo:margin-left="1.27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P13" style:family="paragraph" style:parent-style-name="Normal">
      <style:paragraph-properties fo:text-align="left" fo:text-indent="-0.37cm" fo:margin-bottom="0.423cm" fo:margin-left="1.27cm"/>
    </style:style>
    <style:style style:name="T13_1" style:family="text"/>
    <style:style style:name="P14" style:family="paragraph" style:parent-style-name="Normal"/>
    <style:style style:name="T14_1" style:family="text"/>
    <style:style style:name="P15" style:family="paragraph" style:parent-style-name="Heading_20_3">
      <style:paragraph-properties fo:margin-top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Heading_20_4">
      <style:paragraph-properties fo:margin-top="0.563cm" fo:margin-bottom="0.563cm"/>
    </style:style>
    <style:style style:name="T1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P20" style:family="paragraph" style:parent-style-name="Heading_20_4">
      <style:paragraph-properties fo:margin-top="0.563cm" fo:margin-bottom="0.563cm"/>
    </style:style>
    <style:style style:name="T2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T20_2" style:family="text">
      <style:text-properties fo:font-style="normal" style:font-style-asian="normal" style:font-name="Courier New" style:font-name-asian="Courier New" style:font-name-complex="Courier New" fo:language="none" fo:language-asian="none" fo:language-complex="none"/>
    </style:style>
    <style:style style:name="T20_3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1" style:family="paragraph" style:parent-style-name="Normal">
      <style:paragraph-properties fo:margin-top="0.423cm"/>
    </style:style>
    <style:style style:name="T21_1" style:family="text"/>
    <style:style style:name="T21_2" style:family="text">
      <style:text-properties fo:font-style="italic" style:font-style-asian="italic" style:font-style-complex="italic" fo:language="none" fo:language-asian="none" fo:language-complex="none"/>
    </style:style>
    <style:style style:name="T21_3" style:family="text"/>
    <style:style style:name="T21_4" style:family="text">
      <style:text-properties fo:font-style="italic" style:font-style-asian="italic" style:font-style-complex="italic" fo:language="none" fo:language-asian="none" fo:language-complex="none"/>
    </style:style>
    <style:style style:name="T21_5" style:family="text"/>
    <style:style style:name="P22" style:family="paragraph" style:parent-style-name="Normal">
      <style:paragraph-properties fo:margin-top="0.423cm"/>
    </style:style>
    <style:style style:name="T22_1" style:family="text"/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3_3" style:family="text"/>
    <style:style style:name="T23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3_5" style:family="text"/>
    <style:style style:name="P24" style:family="paragraph" style:parent-style-name="Heading_20_4">
      <style:paragraph-properties fo:margin-top="0.563cm" fo:margin-bottom="0.563cm"/>
    </style:style>
    <style:style style:name="T2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5" style:family="paragraph" style:parent-style-name="Normal">
      <style:paragraph-properties fo:margin-top="0.423cm"/>
    </style:style>
    <style:style style:name="T25_1" style:family="text"/>
    <style:style style:name="P26" style:family="paragraph" style:parent-style-name="Heading_20_2">
      <style:paragraph-properties fo:margin-top="0.527cm" fo:margin-bottom="0.527cm"/>
    </style:style>
    <style:style style:name="T2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 fo:margin-bottom="0.423cm"/>
    </style:style>
    <style:style style:name="T27_1" style:family="text"/>
    <style:style style:name="P28" style:family="paragraph" style:parent-style-name="Normal"/>
    <style:style style:name="T28_1" style:family="text">
      <style:text-properties fo:language="none" fo:language-asian="none" fo:language-complex="none" fo:font-weight="bold" style:font-weight-asian="bold" style:font-weight-complex="bold"/>
    </style:style>
    <style:style style:name="T28_2" style:family="text"/>
    <style:style style:name="P29" style:family="paragraph" style:parent-style-name="Normal">
      <style:paragraph-properties fo:text-align="left" fo:text-indent="-0.494cm" fo:margin-top="0.423cm" fo:margin-left="1.27cm"/>
    </style:style>
    <style:style style:name="T29_1" style:family="text"/>
    <style:style style:name="T29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0" style:family="paragraph" style:parent-style-name="Normal">
      <style:paragraph-properties fo:text-align="left" fo:text-indent="-0.494cm" fo:margin-left="1.27cm"/>
    </style:style>
    <style:style style:name="T30_1" style:family="text"/>
    <style:style style:name="T30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0_3" style:family="text"/>
    <style:style style:name="P31" style:family="paragraph" style:parent-style-name="Normal">
      <style:paragraph-properties fo:text-align="left" fo:text-indent="-0.494cm" fo:margin-left="1.27cm"/>
    </style:style>
    <style:style style:name="T31_1" style:family="text"/>
    <style:style style:name="T31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1_3" style:family="text"/>
    <style:style style:name="T31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2" style:family="paragraph" style:parent-style-name="Normal">
      <style:paragraph-properties fo:text-align="left" fo:text-indent="-0.494cm" fo:margin-left="1.27cm"/>
    </style:style>
    <style:style style:name="T32_1" style:family="text"/>
    <style:style style:name="T32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2_3" style:family="text"/>
    <style:style style:name="T32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3" style:family="paragraph" style:parent-style-name="Normal">
      <style:paragraph-properties fo:text-align="left" fo:text-indent="-0.494cm" fo:margin-left="1.27cm"/>
    </style:style>
    <style:style style:name="T33_1" style:family="text"/>
    <style:style style:name="T33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3_3" style:family="text"/>
    <style:style style:name="T33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3_5" style:family="text"/>
    <style:style style:name="P34" style:family="paragraph" style:parent-style-name="Normal">
      <style:paragraph-properties fo:text-align="left" fo:text-indent="-0.494cm" fo:margin-left="1.27cm"/>
    </style:style>
    <style:style style:name="T34_1" style:family="text"/>
    <style:style style:name="T34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4_3" style:family="text"/>
    <style:style style:name="T34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4_5" style:family="text"/>
    <style:style style:name="T34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4_7" style:family="text"/>
    <style:style style:name="T34_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4_9" style:family="text"/>
    <style:style style:name="T34_10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4_11" style:family="text"/>
    <style:style style:name="T34_1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4_13" style:family="text"/>
    <style:style style:name="P35" style:family="paragraph" style:parent-style-name="Normal">
      <style:paragraph-properties fo:text-align="left" fo:text-indent="-0.494cm" fo:margin-bottom="0.423cm" fo:margin-left="1.27cm"/>
    </style:style>
    <style:style style:name="T35_1" style:family="text"/>
    <style:style style:name="T35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5_3" style:family="text"/>
    <style:style style:name="T35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5_5" style:family="text"/>
    <style:style style:name="P36" style:family="paragraph" style:parent-style-name="Normal"/>
    <style:style style:name="T36_1" style:family="text">
      <style:text-properties fo:language="none" fo:language-asian="none" fo:language-complex="none" fo:font-weight="bold" style:font-weight-asian="bold" style:font-weight-complex="bold"/>
    </style:style>
    <style:style style:name="T36_2" style:family="text"/>
    <style:style style:name="P37" style:family="paragraph" style:parent-style-name="Normal">
      <style:paragraph-properties fo:text-align="left" fo:text-indent="-0.494cm" fo:margin-top="0.423cm" fo:margin-left="1.27cm"/>
    </style:style>
    <style:style style:name="T37_1" style:family="text"/>
    <style:style style:name="T37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7_3" style:family="text"/>
    <style:style style:name="T37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7_5" style:family="text"/>
    <style:style style:name="T37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7_7" style:family="text"/>
    <style:style style:name="P38" style:family="paragraph" style:parent-style-name="Normal">
      <style:paragraph-properties fo:text-align="left" fo:text-indent="-0.494cm" fo:margin-left="1.27cm"/>
    </style:style>
    <style:style style:name="T38_1" style:family="text"/>
    <style:style style:name="T38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8_3" style:family="text"/>
    <style:style style:name="P39" style:family="paragraph" style:parent-style-name="Normal">
      <style:paragraph-properties fo:text-align="left" fo:text-indent="-0.494cm" fo:margin-left="1.27cm"/>
    </style:style>
    <style:style style:name="T39_1" style:family="text"/>
    <style:style style:name="T39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9_3" style:family="text"/>
    <style:style style:name="T39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9_5" style:family="text"/>
    <style:style style:name="P40" style:family="paragraph" style:parent-style-name="Heading_20_2">
      <style:paragraph-properties fo:margin-top="0.527cm" fo:margin-bottom="0.527cm"/>
    </style:style>
    <style:style style:name="T4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41" style:family="paragraph" style:parent-style-name="Normal">
      <style:paragraph-properties fo:margin-top="0.423cm" fo:margin-bottom="0.423cm"/>
    </style:style>
    <style:style style:name="T41_1" style:family="text"/>
  </office:automatic-styles>
  <office:body>
    <office:text>
      <text:h text:style-name="P1" text:outline-level="1"><text:span text:style-name="T1_1">Proof<text:s/>of<text:s/>Work,<text:s/>Explained<text:s/>(Part<text:s/>2<text:s/>-<text:s/>A<text:s/>Hash<text:s/>Bash<text:s/>for<text:s/>Techies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7-11-30<text:s/>01:41:31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n<text:s/>the<text:s/>last<text:s/>article,<text:s/>we<text:s/>looked<text:s/>at<text:s/>the<text:s/>overall<text:s/>idea<text:s/>of<text:s/>proof<text:s/>of<text:s/>work<text:s/>and<text:s/>its<text:s/>applications.<text:s/>That<text:s/>article<text:s/>covered<text:s/>the<text:s/>origins<text:s/>of<text:s/>this<text:s/>concept,<text:s/>how<text:s/>it<text:s/>works<text:s/>at<text:s/>a<text:s/>high<text:s/>level,<text:s/>and<text:s/>some<text:s/>of<text:s/>its<text:s/>applications.<text:s/>Now,<text:s/>let's<text:s/>take<text:s/>a<text:s/>look<text:s/>at<text:s/>the<text:s/>technical<text:s/>inner<text:s/>workings<text:s/>of<text:s/>these<text:s/>algorithms.</text:span></text:p>
      <text:p text:style-name="P8"><text:span text:style-name="T8_1">In<text:s/>a<text:s/>nutshell,<text:s/>proof<text:s/>of<text:s/>work<text:s/>involves<text:s/>the<text:s/>use<text:s/>of<text:s/>hash<text:s/>functions.<text:s/>These<text:s/>one<text:s/>way<text:s/>functions<text:s/>form<text:s/>the<text:s/>basis<text:s/>for<text:s/>a<text:s/>difficult<text:s/>to<text:s/>solve,<text:s/>but<text:s/>easily<text:s/>verifiable<text:s/>computational<text:s/>puzzle<text:s/>as<text:s/>a<text:s/>way<text:s/>to<text:s/>prove<text:s/>that<text:s/>one<text:s/>did<text:s/>some<text:s/>amount<text:s/>of<text:s/>desired<text:s/>computing<text:s/>work.<text:s/></text:span></text:p>
      <text:h text:style-name="P9" text:outline-level="2"><text:span text:style-name="T9_1">Proof<text:s/>of<text:s/>Work,<text:s/>the<text:s/>Technical<text:s/>Perspective</text:span></text:h>
      <text:h text:style-name="P10" text:outline-level="3"><text:span text:style-name="T10_1">Hash<text:s/>Functions</text:span></text:h>
      <text:p text:style-name="P11"><text:span text:style-name="T11_1">First,<text:s/>we<text:s/>need<text:s/>to<text:s/>understand<text:s/>a<text:s/>bit<text:s/>about<text:s/>hash<text:s/>functions<text:s/>and<text:s/>why<text:s/>they<text:s/>form<text:s/>the<text:s/>basis<text:s/>for<text:s/>proof<text:s/>of<text:s/>work.<text:s/>A<text:s/>hash<text:s/>function<text:s/>is<text:s/>a<text:s/></text:span><text:span text:style-name="T11_2">one-way</text:span><text:span text:style-name="T11_3"><text:s/>function<text:s/>that<text:s/>takes<text:s/>some<text:s/>input<text:s/>of<text:s/>any<text:s/>size<text:s/>and<text:s/>outputs<text:s/>a<text:s/>consistently<text:s/>sized<text:s/>set<text:s/>of<text:s/>bits.<text:s/>The<text:s/>two<text:s/>most<text:s/>important<text:s/>characteristics<text:s/>of<text:s/>hash<text:s/>functions<text:s/>are<text:s/>that<text:s/>they:<text:s/></text:span></text:p>
      <text:list text:style-name="LS1" xml:id="list0">
        <text:list-item>
          <text:p text:style-name="P12"><text:span text:style-name="T12_1">Are<text:s/></text:span><text:span text:style-name="T12_2">one-way</text:span><text:span text:style-name="T12_3"><text:s/>-<text:s/>you<text:s/>cannot<text:s/>take<text:s/>an<text:s/>output<text:s/>and<text:s/>find<text:s/>the<text:s/>input<text:s/>without<text:s/>brute<text:s/>force<text:s/>guessing</text:span></text:p>
        </text:list-item>
        <text:list-item>
          <text:p text:style-name="P13"><text:span text:style-name="T13_1">Have<text:s/>unique<text:s/>outputs<text:s/>for<text:s/>every<text:s/>possible<text:s/>input<text:s/>(if<text:s/>the<text:s/>hash<text:s/>function<text:s/>is<text:s/>a<text:s/>good<text:s/>one!)</text:span></text:p>
        </text:list-item>
      </text:list>
      <text:p text:style-name="P14"><text:span text:style-name="T14_1">These<text:s/>two<text:s/>properties<text:s/>are<text:s/>critical<text:s/>for<text:s/>proof<text:s/>of<text:s/>work.<text:s/>First,<text:s/>the<text:s/>one-way<text:s/>nature<text:s/>of<text:s/>these<text:s/>makes<text:s/>it<text:s/>so<text:s/>that<text:s/>brute-force<text:s/>is<text:s/>required<text:s/>to<text:s/>find<text:s/>some<text:s/>desired<text:s/>output.<text:s/>Second,<text:s/>the<text:s/>desired<text:s/>one-to-one<text:s/>input/output<text:s/>property<text:s/>makes<text:s/>it<text:s/>so<text:s/>we<text:s/>can<text:s/>easily<text:s/>verify<text:s/>the<text:s/>solution<text:s/>once<text:s/>we<text:s/>have<text:s/>one.</text:span></text:p>
      <text:h text:style-name="P15" text:outline-level="3"><text:span text:style-name="T15_1">An<text:s/>Overview<text:s/>of<text:s/>the<text:s/>Algorithm</text:span></text:h>
      <text:h text:style-name="P16" text:outline-level="4"><text:span text:style-name="T16_1">Hashing<text:s/>and<text:s/>Binary<text:s/>and<text:s/>Difficulty<text:s/>Targets,<text:s/>Oh<text:s/>My!</text:span></text:h>
      <text:p text:style-name="P17"><text:span text:style-name="T17_1">Proof<text:s/>of<text:s/>work<text:s/>builds<text:s/>on<text:s/>top<text:s/>of<text:s/>the<text:s/>properties<text:s/>of<text:s/>hash<text:s/>functions<text:s/>by<text:s/>realizing<text:s/>that<text:s/>as<text:s/>a<text:s/>stream<text:s/>of<text:s/>bits,<text:s/>hash<text:s/>outputs<text:s/></text:span><text:span text:style-name="T17_2">actually<text:s/>represent<text:s/>binary<text:s/>numbers</text:span><text:span text:style-name="T17_3">.<text:s/>For<text:s/>example,<text:s/>an<text:s/>8<text:s/>bit<text:s/>hash<text:s/>00001000<text:s/>represents<text:s/>the<text:s/>decimal<text:s/>number<text:s/>"8".<text:s/>Now<text:s/>remember<text:s/>that<text:s/>hash<text:s/>outputs<text:s/>can<text:s/>only<text:s/>be<text:s/>matched<text:s/>to<text:s/>a<text:s/>particular<text:s/>input<text:s/>by<text:s/>using<text:s/>brute<text:s/>force<text:s/>to<text:s/>guess.</text:span></text:p>
      <text:p text:style-name="P18"><text:span text:style-name="T18_1">Using<text:s/>these<text:s/>properties,<text:s/>proof<text:s/>of<text:s/>work<text:s/>takes<text:s/>a<text:s/>pretty<text:s/>ingenious<text:s/>approach<text:s/>to<text:s/>making<text:s/>a<text:s/>user<text:s/>do<text:s/>some<text:s/>amount<text:s/>of<text:s/>predetermined<text:s/>work<text:s/>-<text:s/>it<text:s/>makes<text:s/>them<text:s/>look<text:s/>for<text:s/>a<text:s/>hash<text:s/>that,<text:s/>interpreted<text:s/>as<text:s/>a<text:s/>number,<text:s/>is<text:s/></text:span><text:span text:style-name="T18_2">less<text:s/>than</text:span><text:span text:style-name="T18_3"><text:s/>some<text:s/>target<text:s/>value!</text:span></text:p>
      <text:p text:style-name="P19"><text:span text:style-name="T19_1">This<text:s/>is<text:s/>where<text:s/>the<text:s/>idea<text:s/>of<text:s/>difficulty<text:s/>comes<text:s/>in.<text:s/>Let's<text:s/>say<text:s/>you<text:s/>want<text:s/>the<text:s/>user<text:s/>to<text:s/>find<text:s/>some<text:s/>input<text:s/>where<text:s/>the<text:s/>hash<text:s/>value,<text:s/>when<text:s/>representing<text:s/>an<text:s/>8<text:s/>bit<text:s/>number,<text:s/>has<text:s/>two<text:s/>zeros<text:s/>in<text:s/>the<text:s/>front<text:s/>(00101010,<text:s/>for<text:s/>example).<text:s/>Now<text:s/>imagine<text:s/>you<text:s/>want<text:s/>the<text:s/>user<text:s/>to<text:s/>find<text:s/>an<text:s/>input<text:s/>that<text:s/>gives<text:s/>a<text:s/>hash<text:s/>with<text:s/>four<text:s/>zeros<text:s/>in<text:s/>front<text:s/>(00001011).<text:s/>Which<text:s/>one<text:s/>takes<text:s/>more<text:s/>guesses<text:s/>to<text:s/>compute?<text:s/>It<text:s/>turns<text:s/>out<text:s/>that<text:s/>the<text:s/>smaller<text:s/>the<text:s/>"difficulty<text:s/>target"<text:s/>value,<text:s/>the<text:s/>more<text:s/>guesses<text:s/>(and<text:s/>more<text:s/>computing<text:s/>time)<text:s/>it<text:s/>takes<text:s/>to<text:s/>find<text:s/>an<text:s/>input<text:s/>that<text:s/>gives<text:s/>the<text:s/>desired<text:s/>hash<text:s/>output.<text:s/>This<text:s/>is<text:s/>the<text:s/>fundamental<text:s/>basis<text:s/>for<text:s/>proof<text:s/>of<text:s/>work.<text:s/>It<text:s/>can<text:s/>be<text:s/>statistically<text:s/>predicted<text:s/>that<text:s/>a<text:s/>certain<text:s/>difficulty<text:s/>target<text:s/>will<text:s/>take<text:s/>roughly<text:s/>some<text:s/>amount<text:s/>of<text:s/>guesses<text:s/>(and<text:s/>therefore<text:s/>computing<text:s/>time)<text:s/>to<text:s/>find.<text:s/>So<text:s/>the<text:s/>smaller<text:s/>the<text:s/>difficulty<text:s/>target,<text:s/>the<text:s/>harder<text:s/>the<text:s/>puzzle.</text:span></text:p>
      <text:h text:style-name="P20" text:outline-level="4"><text:span text:style-name="T20_1">The<text:s/></text:span><text:span text:style-name="T20_2">nonce</text:span><text:span text:style-name="T20_3"><text:s/>value</text:span></text:h>
      <text:p text:style-name="P21"><text:span text:style-name="T21_1">Now<text:s/>since<text:s/>hash<text:s/>outputs<text:s/>map<text:s/>one-to-one<text:s/>with<text:s/>some<text:s/>input,<text:s/>how<text:s/>can<text:s/>we<text:s/>prevent<text:s/>the<text:s/>worker<text:s/>from<text:s/>just<text:s/>using<text:s/>a<text:s/>dictionary<text:s/>to<text:s/>find<text:s/>an<text:s/>input<text:s/>that<text:s/>meets<text:s/>the<text:s/>difficulty?<text:s/>Here<text:s/>is<text:s/>what<text:s/>makes<text:s/>proof<text:s/>of<text:s/>work<text:s/>truly<text:s/></text:span><text:span text:style-name="T21_2">proof</text:span><text:span text:style-name="T21_3"><text:s/>-<text:s/>we<text:s/>always<text:s/>create<text:s/>a<text:s/>hash<text:s/>input<text:s/>unique<text:s/>to<text:s/>the<text:s/>problem<text:s/>we're<text:s/>trying<text:s/>to<text:s/>solve,<text:s/>using<text:s/>an<text:s/>applicable<text:s/>message<text:s/>and<text:s/>a<text:s/>random<text:s/>guess<text:s/>we<text:s/>call<text:s/>a<text:s/></text:span><text:span text:style-name="T21_4">nonce</text:span><text:span text:style-name="T21_5">.</text:span></text:p>
      <text:p text:style-name="P22"><text:span text:style-name="T22_1">See,<text:s/>for<text:s/>our<text:s/>proof<text:s/>of<text:s/>work<text:s/>to<text:s/>truly<text:s/>require<text:s/>the<text:s/>desired<text:s/>amount<text:s/>of<text:s/>work,<text:s/>we<text:s/>always<text:s/>start<text:s/>with<text:s/>a<text:s/>unique<text:s/>message<text:s/>for<text:s/>the<text:s/>problem.<text:s/>In<text:s/>the<text:s/>case<text:s/>of<text:s/>Bitcoin,<text:s/>our<text:s/>message<text:s/>is<text:s/>what<text:s/>is<text:s/>called<text:s/>the<text:s/>"block<text:s/>header"<text:s/>-<text:s/>a<text:s/>chunk<text:s/>of<text:s/>data<text:s/>containing<text:s/>information<text:s/>about<text:s/>the<text:s/>transactions<text:s/>included<text:s/>in<text:s/>the<text:s/>current<text:s/>block.<text:s/>In<text:s/>an<text:s/>anti-spam<text:s/>application,<text:s/>this<text:s/>message<text:s/>would<text:s/>be<text:s/>something<text:s/>like<text:s/>a<text:s/>forum<text:s/>post<text:s/>or<text:s/>the<text:s/>contents<text:s/>of<text:s/>an<text:s/>email<text:s/>message.<text:s/>Since<text:s/>this<text:s/>message<text:s/>is<text:s/>unique,<text:s/>a<text:s/>dictionary<text:s/>cannot<text:s/>be<text:s/>used<text:s/>to<text:s/>guess<text:s/>a<text:s/>hash<text:s/>that<text:s/>meets<text:s/>the<text:s/>difficulty<text:s/>target.</text:span></text:p>
      <text:p text:style-name="P23"><text:span text:style-name="T23_1">The<text:s/>worker<text:s/>then<text:s/>has<text:s/>to<text:s/>take<text:s/>the<text:s/></text:span><text:span text:style-name="T23_2">message</text:span><text:span text:style-name="T23_3"><text:s/>plus<text:s/>a<text:s/>random<text:s/>number<text:s/>guess<text:s/>called<text:s/>the<text:s/></text:span><text:span text:style-name="T23_4">nonce</text:span><text:span text:style-name="T23_5">,<text:s/>and<text:s/>run<text:s/>that<text:s/>combined<text:s/>string<text:s/>through<text:s/>the<text:s/>hashing<text:s/>function.<text:s/>If<text:s/>the<text:s/>hash<text:s/>output<text:s/>isn't<text:s/>less<text:s/>than<text:s/>the<text:s/>target<text:s/>number,<text:s/>then<text:s/>the<text:s/>worker<text:s/>increments<text:s/>that<text:s/>random<text:s/>number<text:s/>guess<text:s/>concatenated<text:s/>to<text:s/>the<text:s/>message<text:s/>and<text:s/>tries<text:s/>again<text:s/>-<text:s/>and<text:s/>again<text:s/>and<text:s/>again<text:s/>until<text:s/>the<text:s/>right<text:s/>output<text:s/>is<text:s/>found.</text:span></text:p>
      <text:h text:style-name="P24" text:outline-level="4"><text:span text:style-name="T24_1">Verifying<text:s/>the<text:s/>nonce</text:span></text:h>
      <text:p text:style-name="P25"><text:span text:style-name="T25_1">Once<text:s/>a<text:s/>nonce<text:s/>is<text:s/>found,<text:s/>another<text:s/>node<text:s/>or<text:s/>server<text:s/>can<text:s/>very<text:s/>easily<text:s/>verify<text:s/>that<text:s/>the<text:s/>solution<text:s/>(the<text:s/>nonce)<text:s/>is<text:s/>correct.<text:s/>All<text:s/>the<text:s/>verifying<text:s/>party<text:s/>has<text:s/>to<text:s/>do<text:s/>is<text:s/>take<text:s/>the<text:s/>original<text:s/>message<text:s/>plus<text:s/>the<text:s/>nonce<text:s/>value<text:s/>found<text:s/>by<text:s/>the<text:s/>worker<text:s/>and<text:s/>run<text:s/>that<text:s/>through<text:s/>the<text:s/>hash<text:s/>function.<text:s/>Since<text:s/>a<text:s/>hash<text:s/>input<text:s/>will<text:s/>always<text:s/>give<text:s/>the<text:s/>same<text:s/>output,<text:s/>it<text:s/>only<text:s/>takes<text:s/>one<text:s/>step<text:s/>to<text:s/>verify<text:s/>that<text:s/>the<text:s/>worker's<text:s/>nonce<text:s/>is<text:s/>in<text:s/>fact<text:s/>a<text:s/>correct<text:s/>solution<text:s/>to<text:s/>the<text:s/>proof<text:s/>of<text:s/>work<text:s/>problem.</text:span></text:p>
      <text:h text:style-name="P26" text:outline-level="2"><text:span text:style-name="T26_1">A<text:s/>Practical<text:s/>Example</text:span></text:h>
      <text:p text:style-name="P27"><text:span text:style-name="T27_1">Let's<text:s/>take<text:s/>a<text:s/>look<text:s/>at<text:s/>an<text:s/>example<text:s/>anti-spam<text:s/>proof<text:s/>of<text:s/>work<text:s/>problem.<text:s/>Let's<text:s/>say<text:s/>a<text:s/>user<text:s/>wants<text:s/>to<text:s/>contact<text:s/>a<text:s/>site<text:s/>owner<text:s/>with<text:s/>the<text:s/>message<text:s/>"Hello",<text:s/>and<text:s/>the<text:s/>site<text:s/>owner<text:s/>wants<text:s/>the<text:s/>user<text:s/>to<text:s/>do<text:s/>some<text:s/>proof<text:s/>of<text:s/>work<text:s/>before<text:s/>sending<text:s/>that<text:s/>email.<text:s/>The<text:s/>site<text:s/>owner<text:s/>specifies<text:s/>a<text:s/>difficulty<text:s/>target<text:s/>of<text:s/>2^240.<text:s/>This<text:s/>difficulty<text:s/>target<text:s/>can<text:s/>be<text:s/>any<text:s/>8<text:s/>bit<text:s/>number<text:s/>in<text:s/>this<text:s/>case,<text:s/>but<text:s/>a<text:s/>power<text:s/>of<text:s/>two<text:s/>is<text:s/>easy<text:s/>to<text:s/>work<text:s/>when<text:s/>building<text:s/>an<text:s/>application.<text:s/>This<text:s/>system<text:s/>uses<text:s/>the<text:s/>compute-intensive<text:s/>SHA-256<text:s/>hashing<text:s/>algorithm<text:s/>for<text:s/>its<text:s/>proof<text:s/>of<text:s/>work.<text:s/>Here's<text:s/>what<text:s/>the<text:s/>steps<text:s/>would<text:s/>look<text:s/>like:</text:span></text:p>
      <text:p text:style-name="P28"><text:span text:style-name="T28_1">Worker<text:s/>(Client)</text:span><text:span text:style-name="T28_2"><text:s/></text:span></text:p>
      <text:list text:style-name="LS2" xml:id="list2">
        <text:list-item>
          <text:p text:style-name="P29"><text:span text:style-name="T29_1">Uses<text:s/>"Hello"<text:s/>as<text:s/>the<text:s/></text:span><text:span text:style-name="T29_2">message</text:span></text:p>
        </text:list-item>
        <text:list-item>
          <text:p text:style-name="P30"><text:span text:style-name="T30_1">Starts<text:s/>guessing<text:s/>a<text:s/></text:span><text:span text:style-name="T30_2">nonce</text:span><text:span text:style-name="T30_3"><text:s/>with<text:s/>0<text:s/>-<text:s/>the<text:s/>hash<text:s/>input<text:s/>is<text:s/>the<text:s/>string<text:s/>"Hello0"</text:span></text:p>
        </text:list-item>
        <text:list-item>
          <text:p text:style-name="P31"><text:span text:style-name="T31_1">The<text:s/></text:span><text:span text:style-name="T31_2">SHA-256</text:span><text:span text:style-name="T31_3"><text:s/>output<text:s/>of<text:s/>"Hello0"<text:s/>(in<text:s/>hexadecimal<text:s/>format)<text:s/>is<text:s/></text:span><text:span text:style-name="T31_4">80878c5b013ba72c0d2b7e8f65868649cbdb1e7e7a8c8a07537d6b3619e4e32f</text:span></text:p>
        </text:list-item>
        <text:list-item>
          <text:p text:style-name="P32"><text:span text:style-name="T32_1">Clearly,<text:s/>this<text:s/>output<text:s/>is<text:s/>greater<text:s/>than<text:s/>the<text:s/></text:span><text:span text:style-name="T32_2">difficulty<text:s/>target</text:span><text:span text:style-name="T32_3"><text:s/>of<text:s/>2^240,<text:s/>which<text:s/>would<text:s/>have<text:s/>three<text:s/>prepending<text:s/>0's<text:s/>in<text:s/>hexadecimal:<text:s/></text:span><text:span text:style-name="T32_4">0001000000000000000000000000000000000000000000000000000000000000</text:span></text:p>
        </text:list-item>
        <text:list-item>
          <text:p text:style-name="P33"><text:span text:style-name="T33_1">Increment<text:s/></text:span><text:span text:style-name="T33_2">nonce</text:span><text:span text:style-name="T33_3"><text:s/>to<text:s/>1,<text:s/>and<text:s/>try<text:s/>again.<text:s/>This<text:s/>continues<text:s/>until<text:s/>an<text:s/>appropriate<text:s/></text:span><text:span text:style-name="T33_4">nonce</text:span><text:span text:style-name="T33_5"><text:s/>is<text:s/>found</text:span></text:p>
        </text:list-item>
        <text:list-item>
          <text:p text:style-name="P34"><text:span text:style-name="T34_1">The<text:s/>client<text:s/>finally<text:s/>finds<text:s/>a<text:s/></text:span><text:span text:style-name="T34_2">nonce</text:span><text:span text:style-name="T34_3"><text:s/>that<text:s/>works<text:s/>with<text:s/>the<text:s/>value<text:s/></text:span><text:span text:style-name="T34_4">9172</text:span><text:span text:style-name="T34_5">.<text:s/>The<text:s/></text:span><text:span text:style-name="T34_6">SHA-256</text:span><text:span text:style-name="T34_7"><text:s/>hash<text:s/>of<text:s/>"Hello9172"<text:s/>is<text:s/></text:span><text:span text:style-name="T34_8">00001f2e9f8f74117b4178eb04b368c807f906ae2a07bece562266cbc9adff3c</text:span><text:span text:style-name="T34_9">,<text:s/>which<text:s/>is<text:s/>less<text:s/>than<text:s/>the<text:s/></text:span><text:span text:style-name="T34_10">difficulty<text:s/>target</text:span><text:span text:style-name="T34_11"><text:s/>of<text:s/></text:span><text:span text:style-name="T34_12">0001000000000000000000000000000000000000000000000000000000000000</text:span><text:span text:style-name="T34_13"><text:s/>(2^240)</text:span></text:p>
        </text:list-item>
        <text:list-item>
          <text:p text:style-name="P35"><text:span text:style-name="T35_1">Since<text:s/>the<text:s/>client<text:s/>has<text:s/>a<text:s/></text:span><text:span text:style-name="T35_2">nonce</text:span><text:span text:style-name="T35_3"><text:s/>guess<text:s/>that<text:s/>meets<text:s/>the<text:s/></text:span><text:span text:style-name="T35_4">difficulty<text:s/>target</text:span><text:span text:style-name="T35_5"><text:s/>for<text:s/>this<text:s/>unique<text:s/>message,<text:s/>it<text:s/>now<text:s/>has<text:s/>proof<text:s/>that<text:s/>it<text:s/>did<text:s/>all<text:s/>that<text:s/>computing<text:s/>work!</text:span></text:p>
        </text:list-item>
      </text:list>
      <text:p text:style-name="P36"><text:span text:style-name="T36_1">Verifying<text:s/>Party<text:s/>(Server)</text:span><text:span text:style-name="T36_2"><text:s/></text:span></text:p>
      <text:list text:style-name="LS3" xml:id="list9">
        <text:list-item>
          <text:p text:style-name="P37"><text:span text:style-name="T37_1">Take<text:s/>the<text:s/></text:span><text:span text:style-name="T37_2">message</text:span><text:span text:style-name="T37_3"><text:s/>for<text:s/>this<text:s/>problem,<text:s/>"Hello",<text:s/>plus<text:s/>the<text:s/>client's<text:s/>found<text:s/></text:span><text:span text:style-name="T37_4">nonce</text:span><text:span text:style-name="T37_5">,<text:s/>"9172"<text:s/>and<text:s/>pass<text:s/>"Hello9172"<text:s/>through<text:s/>the<text:s/></text:span><text:span text:style-name="T37_6">SHA-256</text:span><text:span text:style-name="T37_7"><text:s/>hash<text:s/>function</text:span></text:p>
        </text:list-item>
        <text:list-item>
          <text:p text:style-name="P38"><text:span text:style-name="T38_1">Since<text:s/>hash<text:s/>functions<text:s/>produce<text:s/>the<text:s/>same<text:s/>output<text:s/>for<text:s/>any<text:s/>input,<text:s/>we<text:s/>get<text:s/>the<text:s/>same<text:s/>output<text:s/>the<text:s/>client<text:s/>found:<text:s/></text:span><text:span text:style-name="T38_2">00001f2e9f8f74117b4178eb04b368c807f906ae2a07bece562266cbc9adff3c</text:span><text:span text:style-name="T38_3">.</text:span></text:p>
        </text:list-item>
        <text:list-item>
          <text:p text:style-name="P39"><text:span text:style-name="T39_1">Since<text:s/>the<text:s/>above<text:s/>output<text:s/>is<text:s/>indeed<text:s/>less<text:s/>than<text:s/>the<text:s/></text:span><text:span text:style-name="T39_2">difficulty<text:s/>target</text:span><text:span text:style-name="T39_3"><text:s/>2^240,<text:s/>the<text:s/>server<text:s/>has<text:s/>now<text:s/>verified<text:s/>that<text:s/>the<text:s/>client<text:s/>did<text:s/>the<text:s/>desired<text:s/>amount<text:s/>of<text:s/>computing<text:s/>work<text:s/>to<text:s/>find<text:s/>the<text:s/></text:span><text:span text:style-name="T39_4">nonce</text:span><text:span text:style-name="T39_5">.<text:s/>The<text:s/>message<text:s/>can<text:s/>now<text:s/>be<text:s/>sent.</text:span></text:p>
        </text:list-item>
      </text:list>
      <text:h text:style-name="P40" text:outline-level="2"><text:span text:style-name="T40_1">Proof<text:s/>of<text:s/>Work<text:s/>-<text:s/>Hashing<text:s/>for<text:s/>a<text:s/>Cause</text:span></text:h>
      <text:p text:style-name="P41"><text:span text:style-name="T41_1">These<text:s/>algorithms<text:s/>put<text:s/>the<text:s/>properties<text:s/>of<text:s/>hashing<text:s/>algorithms<text:s/>to<text:s/>new<text:s/>and<text:s/>innovative<text:s/>uses,<text:s/>particularly<text:s/>in<text:s/>the<text:s/>incredible<text:s/>space<text:s/>of<text:s/>cryptocurrencies.<text:s/>Proof<text:s/>of<text:s/>work<text:s/>takes<text:s/>the<text:s/>one-to-one<text:s/>input/output<text:s/>and<text:s/>irreversible<text:s/>properties<text:s/>of<text:s/>hash<text:s/>functions<text:s/>and<text:s/>uses<text:s/>them<text:s/>to<text:s/>create<text:s/>difficult<text:s/>to<text:s/>solve,<text:s/>easy<text:s/>to<text:s/>verify<text:s/>computing<text:s/>problems.<text:s/>This<text:s/>simple<text:s/>but<text:s/>interesting<text:s/>bit<text:s/>of<text:s/>math<text:s/>and<text:s/>computer<text:s/>science<text:s/>powers<text:s/>new<text:s/>approaches<text:s/>to<text:s/>interesting<text:s/>challenges.<text:s/>Proof<text:s/>of<text:s/>work<text:s/>can<text:s/>be<text:s/>used<text:s/>to<text:s/>help<text:s/>prevent<text:s/>spam<text:s/>in<text:s/>a<text:s/>new<text:s/>and<text:s/>unique<text:s/>way<text:s/>-<text:s/>by<text:s/>making<text:s/>large-volume<text:s/>spam<text:s/>uneconomical<text:s/>for<text:s/>its<text:s/>propagators.<text:s/>Arguably<text:s/>at<text:s/>its<text:s/>most<text:s/>revolutionary,<text:s/>proof<text:s/>of<text:s/>work<text:s/>powers<text:s/>the<text:s/>transaction<text:s/>verification<text:s/>and<text:s/>currency<text:s/>issuance<text:s/>components<text:s/>of<text:s/>cryptocurrencies<text:s/>like<text:s/>Bitcoin<text:s/>and<text:s/>Litecoin,<text:s/>allowing<text:s/>for<text:s/>an<text:s/>entirely<text:s/>new<text:s/>form<text:s/>of<text:s/>money<text:s/>free<text:s/>from<text:s/>centralized<text:s/>institutions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Proof of Work, Explained (Part 2 - A Hash Bash for Techies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